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mberDeclarationImpl.getDeclaring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mberDeclarationImpl.MemberDeclarationImpl( com . sun . mirror . declaration . MemberDeclaration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